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<text:s/>programuojamos loginės struktūros (PLS, PLM, PML, ROM)</text:p>
      <text:list xml:id="list20182456031" text:style-name="L1">
        <text:list-item>
          <text:p text:style-name="P1">progrmuojamos jungtys (tirpus takelis, ONO, su slankia užtūra, elektriškai programuojamos EEP)</text:p>
        </text:list-item>
        <text:list-item>
          <text:p text:style-name="P1">Statinės atmintinės SRAM</text:p>
        </text:list-item>
        <text:list-item>
          <text:p text:style-name="P1">DRAM (dinaminės atmintinės)</text:p>
        </text:list-item>
        <text:list-item>
          <text:p text:style-name="P1">Pastovios atmintinės (RAM, PRAM, elektriškai perprogramuojamos EPRAM, EEPRAM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0:37:53</meta:creation-date>
    <dc:date>2013-04-03T20:34:25</dc:date>
    <meta:editing-duration>PT4M32S</meta:editing-duration>
    <meta:editing-cycles>5</meta:editing-cycles>
    <meta:generator>LibreOffice/3.5$Linux_X86_64 LibreOffice_project/350m1$Build-2</meta:generator>
    <dc:creator>Karolis </dc:creator>
    <meta:document-statistic meta:table-count="0" meta:image-count="0" meta:object-count="0" meta:page-count="1" meta:paragraph-count="5" meta:word-count="37" meta:character-count="288" meta:non-whitespace-character-count="259"/>
  </office:meta>
</office:document-meta>
</file>